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paragraph-rsid="0009758f"/>
    </style:style>
    <style:style style:name="T1" style:family="text">
      <style:text-properties officeooo:rsid="0009758f"/>
    </style:style>
    <style:style style:name="T2" style:family="text">
      <style:text-properties officeooo:rsid="000af3e4"/>
    </style:style>
    <style:style style:name="T3" style:family="text">
      <style:text-properties officeooo:rsid="000c80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→<text:span text:style-name="T1"> SaaS (Software as a Service)</text:span></text:p>
      <text:p text:style-name="Standard"><text:tab/>→<text:span text:style-name="T1"> Ausführen von bereits bestehenden Programmen auf einem Server.</text:span></text:p>
      <text:p text:style-name="Standard"/>
      <text:p text:style-name="Standard">→<text:span text:style-name="T1"> PaaS (Platform as a Service)</text:span></text:p>
      <text:p text:style-name="P1"><text:tab/>→<text:span text:style-name="T1"> erlaubt es Benutzern eigene, für den Server vorgesehene, Programme auf einem Server zu </text:span></text:p>
      <text:p text:style-name="P1"><text:span text:style-name="T1"><text:tab/><text:tab/>installieren.</text:span></text:p>
      <text:p text:style-name="P1"><text:tab/>→<text:span text:style-name="T3"> Platform as a Service, also: nur bestimmte Programme laufen auf dem Server bzw. Platform.</text:span></text:p>
      <text:p text:style-name="Standard"/>
      <text:p text:style-name="Standard">→<text:span text:style-name="T1"> IaaS (Infrastructure as a Service)</text:span></text:p>
      <text:p text:style-name="Standard"><text:tab/>→<text:span text:style-name="T2"> erlaubt es Benutzer jegliche Software auf einen Server zu installier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8T21:32:51.410686095</meta:creation-date>
    <meta:generator>LibreOffice/5.1.6.2$Linux_X86_64 LibreOffice_project/10m0$Build-2</meta:generator>
    <dc:date>2018-08-08T21:46:03.852130530</dc:date>
    <meta:editing-duration>PT13M11S</meta:editing-duration>
    <meta:editing-cycles>3</meta:editing-cycles>
    <meta:document-statistic meta:table-count="0" meta:image-count="0" meta:object-count="0" meta:page-count="1" meta:paragraph-count="8" meta:word-count="68" meta:character-count="432" meta:non-whitespace-character-count="365"/>
  </office:meta>
</office:document-meta>
</file>